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458119493801</text:p>
          </table:table-cell>
          <table:table-cell office:value-type="string" calcext:value-type="string">
            <text:p>2024-03-07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8119493801</text:p>
          </table:table-cell>
          <table:table-cell office:value-type="string" calcext:value-type="string">
            <text:p>2023-05-11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8119493801</text:p>
          </table:table-cell>
          <table:table-cell office:value-type="string" calcext:value-type="string">
            <text:p>2022-02-25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8119493801</text:p>
          </table:table-cell>
          <table:table-cell office:value-type="string" calcext:value-type="string">
            <text:p>2021-03-03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81194938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81194938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81194938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81194938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81194938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81194938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81194938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81194938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81194938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81194938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81194938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81194938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81194938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81194938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81194938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81194938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81194938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81194938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4581194938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